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786b" officeooo:paragraph-rsid="0013786b"/>
    </style:style>
    <style:style style:name="P2" style:family="paragraph" style:parent-style-name="Standard">
      <style:text-properties officeooo:rsid="001445ef" officeooo:paragraph-rsid="001445ef"/>
    </style:style>
    <style:style style:name="P3" style:family="paragraph" style:parent-style-name="Standard">
      <style:text-properties officeooo:rsid="001445ef" officeooo:paragraph-rsid="00156ddc"/>
    </style:style>
    <style:style style:name="P4" style:family="paragraph" style:parent-style-name="Standard">
      <style:text-properties officeooo:rsid="001445ef" officeooo:paragraph-rsid="004dc31a"/>
    </style:style>
    <style:style style:name="P5" style:family="paragraph" style:parent-style-name="Standard">
      <style:text-properties fo:color="#0000ff" fo:font-weight="bold" officeooo:rsid="0017ec8a" officeooo:paragraph-rsid="0022e4eb" style:font-weight-asian="bold" style:font-weight-complex="bold"/>
    </style:style>
    <style:style style:name="P6" style:family="paragraph" style:parent-style-name="Standard">
      <style:text-properties fo:color="#0000ff" fo:font-weight="bold" officeooo:rsid="0017ec8a" officeooo:paragraph-rsid="0035e790" style:font-weight-asian="bold" style:font-weight-complex="bold"/>
    </style:style>
    <style:style style:name="P7" style:family="paragraph" style:parent-style-name="Standard">
      <style:text-properties fo:color="#0000ff" fo:font-weight="bold" officeooo:rsid="0024bd63" officeooo:paragraph-rsid="0024bd63" style:font-weight-asian="bold" style:font-weight-complex="bold"/>
    </style:style>
    <style:style style:name="P8" style:family="paragraph" style:parent-style-name="Standard">
      <style:text-properties fo:color="#0000ff" fo:font-weight="bold" officeooo:rsid="0028251b" officeooo:paragraph-rsid="0028251b" style:font-weight-asian="bold" style:font-weight-complex="bold"/>
    </style:style>
    <style:style style:name="P9" style:family="paragraph" style:parent-style-name="Standard">
      <style:text-properties fo:color="#0000ff" fo:font-weight="bold" officeooo:rsid="001a801a" officeooo:paragraph-rsid="0035e790" style:font-weight-asian="bold" style:font-weight-complex="bold"/>
    </style:style>
    <style:style style:name="P10" style:family="paragraph" style:parent-style-name="Standard">
      <style:text-properties fo:color="#0000ff" fo:font-weight="bold" officeooo:rsid="001a801a" officeooo:paragraph-rsid="004935f3" style:font-weight-asian="bold" style:font-weight-complex="bold"/>
    </style:style>
    <style:style style:name="P11" style:family="paragraph" style:parent-style-name="Standard">
      <style:text-properties fo:color="#0000ff" fo:font-weight="bold" officeooo:rsid="001a801a" officeooo:paragraph-rsid="004f83ab" style:font-weight-asian="bold" style:font-weight-complex="bold"/>
    </style:style>
    <style:style style:name="P12" style:family="paragraph" style:parent-style-name="Standard">
      <style:text-properties fo:color="#0000ff" fo:font-weight="bold" officeooo:rsid="004935f3" officeooo:paragraph-rsid="004935f3" style:font-weight-asian="bold" style:font-weight-complex="bold"/>
    </style:style>
    <style:style style:name="P13" style:family="paragraph" style:parent-style-name="Standard">
      <style:text-properties fo:color="#0000ff" fo:font-weight="bold" officeooo:rsid="004935f3" officeooo:paragraph-rsid="0049f34d" style:font-weight-asian="bold" style:font-weight-complex="bold"/>
    </style:style>
    <style:style style:name="P14" style:family="paragraph" style:parent-style-name="Standard">
      <style:text-properties fo:color="#3333ff" fo:font-weight="bold" officeooo:rsid="002e009e" officeooo:paragraph-rsid="0033d525" style:font-weight-asian="bold" style:font-weight-complex="bold"/>
    </style:style>
    <style:style style:name="P15" style:family="paragraph" style:parent-style-name="Standard">
      <style:text-properties fo:color="#3333ff" fo:font-weight="bold" officeooo:rsid="002e009e" officeooo:paragraph-rsid="00388fc3" style:font-weight-asian="bold" style:font-weight-complex="bold"/>
    </style:style>
    <style:style style:name="P16" style:family="paragraph" style:parent-style-name="Standard">
      <style:text-properties fo:color="#3333ff" fo:font-weight="bold" officeooo:rsid="002e009e" officeooo:paragraph-rsid="003a6f62" style:font-weight-asian="bold" style:font-weight-complex="bold"/>
    </style:style>
    <style:style style:name="P17" style:family="paragraph" style:parent-style-name="Standard">
      <style:text-properties fo:color="#3333ff" fo:font-weight="bold" officeooo:rsid="002e009e" officeooo:paragraph-rsid="0050bc1e" style:font-weight-asian="bold" style:font-weight-complex="bold"/>
    </style:style>
    <style:style style:name="P18" style:family="paragraph" style:parent-style-name="Standard">
      <style:text-properties fo:color="#3333ff" fo:font-weight="bold" officeooo:rsid="002e009e" officeooo:paragraph-rsid="00411230" style:font-weight-asian="bold" style:font-weight-complex="bold"/>
    </style:style>
    <style:style style:name="P19" style:family="paragraph" style:parent-style-name="Standard">
      <style:text-properties fo:color="#3333ff" fo:font-weight="bold" officeooo:rsid="002e009e" officeooo:paragraph-rsid="005620c7" style:font-weight-asian="bold" style:font-weight-complex="bold"/>
    </style:style>
    <style:style style:name="P20" style:family="paragraph" style:parent-style-name="Standard">
      <style:text-properties fo:color="#3333ff" fo:font-weight="bold" officeooo:rsid="0050bc1e" officeooo:paragraph-rsid="0050bc1e" style:font-weight-asian="bold" style:font-weight-complex="bold"/>
    </style:style>
    <style:style style:name="P21" style:family="paragraph" style:parent-style-name="Standard">
      <style:text-properties fo:color="#3333ff" fo:font-weight="bold" officeooo:rsid="0051ecd7" officeooo:paragraph-rsid="00535963" style:font-weight-asian="bold" style:font-weight-complex="bold"/>
    </style:style>
    <style:style style:name="P22" style:family="paragraph" style:parent-style-name="Standard">
      <style:text-properties fo:color="#3333ff" fo:font-weight="bold" officeooo:rsid="004bce35" officeooo:paragraph-rsid="0049f34d" style:font-weight-asian="bold" style:font-weight-complex="bold"/>
    </style:style>
    <style:style style:name="P23" style:family="paragraph" style:parent-style-name="Standard">
      <style:text-properties officeooo:rsid="002e009e" officeooo:paragraph-rsid="005620c7"/>
    </style:style>
    <style:style style:name="P24" style:family="paragraph" style:parent-style-name="Standard">
      <style:text-properties officeooo:rsid="005dd90c" officeooo:paragraph-rsid="005dd90c"/>
    </style:style>
    <style:style style:name="P25" style:family="paragraph" style:parent-style-name="Standard">
      <style:text-properties fo:color="#3333ff" fo:font-weight="bold" officeooo:rsid="005dd90c" officeooo:paragraph-rsid="005dd90c" style:font-weight-asian="bold" style:font-weight-complex="bold"/>
    </style:style>
    <style:style style:name="T1" style:family="text">
      <style:text-properties officeooo:rsid="00156ddc"/>
    </style:style>
    <style:style style:name="T2" style:family="text">
      <style:text-properties fo:color="#0000ff" fo:font-weight="bold" officeooo:rsid="00156ddc" style:font-weight-asian="bold" style:font-weight-complex="bold"/>
    </style:style>
    <style:style style:name="T3" style:family="text">
      <style:text-properties style:text-underline-style="solid" style:text-underline-width="auto" style:text-underline-color="font-color" fo:font-weight="bold" officeooo:rsid="00156ddc" style:font-weight-asian="bold" style:font-weight-complex="bold" style:text-overline-style="none" style:text-overline-color="font-color"/>
    </style:style>
    <style:style style:name="T4" style:family="text">
      <style:text-properties officeooo:rsid="0018c823"/>
    </style:style>
    <style:style style:name="T5" style:family="text">
      <style:text-properties officeooo:rsid="001a801a"/>
    </style:style>
    <style:style style:name="T6" style:family="text">
      <style:text-properties officeooo:rsid="001e9188"/>
    </style:style>
    <style:style style:name="T7" style:family="text">
      <style:text-properties officeooo:rsid="0028d709"/>
    </style:style>
    <style:style style:name="T8" style:family="text">
      <style:text-properties officeooo:rsid="002b24e9"/>
    </style:style>
    <style:style style:name="T9" style:family="text">
      <style:text-properties officeooo:rsid="002c72f2"/>
    </style:style>
    <style:style style:name="T10" style:family="text">
      <style:text-properties officeooo:rsid="00314b28"/>
    </style:style>
    <style:style style:name="T11" style:family="text">
      <style:text-properties fo:color="#3333ff"/>
    </style:style>
    <style:style style:name="T12" style:family="text">
      <style:text-properties fo:color="#3333ff" officeooo:rsid="002e009e"/>
    </style:style>
    <style:style style:name="T13" style:family="text">
      <style:text-properties fo:color="#3333ff" officeooo:rsid="0033d525"/>
    </style:style>
    <style:style style:name="T14" style:family="text">
      <style:text-properties fo:color="#3333ff" officeooo:rsid="0042b0ad"/>
    </style:style>
    <style:style style:name="T15" style:family="text">
      <style:text-properties fo:color="#3333ff" officeooo:rsid="00443e71"/>
    </style:style>
    <style:style style:name="T16" style:family="text">
      <style:text-properties fo:color="#3333ff" officeooo:rsid="0044ee49"/>
    </style:style>
    <style:style style:name="T17" style:family="text">
      <style:text-properties fo:color="#3333ff" style:text-position="super 58%" officeooo:rsid="0044ee49"/>
    </style:style>
    <style:style style:name="T18" style:family="text">
      <style:text-properties fo:color="#3333ff" officeooo:rsid="00456855"/>
    </style:style>
    <style:style style:name="T19" style:family="text">
      <style:text-properties fo:color="#3333ff" officeooo:rsid="0048085a"/>
    </style:style>
    <style:style style:name="T20" style:family="text">
      <style:text-properties fo:color="#3333ff" officeooo:rsid="004935f3"/>
    </style:style>
    <style:style style:name="T21" style:family="text">
      <style:text-properties fo:color="#3333ff" officeooo:rsid="0049f34d"/>
    </style:style>
    <style:style style:name="T22" style:family="text">
      <style:text-properties fo:color="#3333ff" officeooo:rsid="004bce35"/>
    </style:style>
    <style:style style:name="T23" style:family="text">
      <style:text-properties fo:color="#3333ff" officeooo:rsid="004f83ab"/>
    </style:style>
    <style:style style:name="T24" style:family="text">
      <style:text-properties fo:color="#3333ff" officeooo:rsid="005025d1"/>
    </style:style>
    <style:style style:name="T25" style:family="text">
      <style:text-properties fo:color="#3333ff" fo:font-weight="bold" style:font-weight-asian="bold" style:font-weight-complex="bold"/>
    </style:style>
    <style:style style:name="T26" style:family="text">
      <style:text-properties fo:color="#3333ff" fo:font-weight="bold" officeooo:rsid="0033d525" style:font-weight-asian="bold" style:font-weight-complex="bold"/>
    </style:style>
    <style:style style:name="T27" style:family="text">
      <style:text-properties fo:color="#3333ff" fo:font-weight="bold" officeooo:rsid="0057c2e4" style:font-weight-asian="bold" style:font-weight-complex="bold"/>
    </style:style>
    <style:style style:name="T28" style:family="text">
      <style:text-properties fo:color="#3333ff" fo:font-weight="bold" officeooo:rsid="005afc2d" style:font-weight-asian="bold" style:font-weight-complex="bold"/>
    </style:style>
    <style:style style:name="T29" style:family="text">
      <style:text-properties fo:color="#3333ff" fo:font-weight="bold" officeooo:rsid="005c05c1" style:font-weight-asian="bold" style:font-weight-complex="bold"/>
    </style:style>
    <style:style style:name="T30" style:family="text">
      <style:text-properties officeooo:rsid="0033d525"/>
    </style:style>
    <style:style style:name="T31" style:family="text">
      <style:text-properties officeooo:rsid="0037bb1d"/>
    </style:style>
    <style:style style:name="T32" style:family="text">
      <style:text-properties officeooo:rsid="003c5537"/>
    </style:style>
    <style:style style:name="T33" style:family="text">
      <style:text-properties officeooo:rsid="00411230"/>
    </style:style>
    <style:style style:name="T34" style:family="text">
      <style:text-properties officeooo:rsid="0050bc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 thank you for your hard work in reviewing this paper. I find the review comments are very helpful because they show me many corner cases not considered before. I have taken these comments into consideration, and polish my paper in the following way.</text:p>
      <text:p text:style-name="P1"/>
      <text:p text:style-name="P3">In the remainder of this file, I will show your original comments in <text:span text:style-name="T1">black color, and my response in </text:span><text:span text:style-name="T2">blue color and bold font</text:span><text:span text:style-name="T1">. All the modifications on my manuscript are shown with </text:span><text:span text:style-name="T3"><text:s/>underline and bold font</text:span><text:span text:style-name="T1">.</text:span></text:p>
      <text:p text:style-name="P2">--------------- Reviewer Comments <text:s/>-----------</text:p>
      <text:p text:style-name="P2"><text:s text:c="2"/><text:tab/></text:p>
      <text:p text:style-name="P2">Referee: 1</text:p>
      <text:p text:style-name="P2"/>
      <text:p text:style-name="P2">Comments to the Author</text:p>
      <text:p text:style-name="P2">This paper extends prior work on complementary synthesis by proposing a way of synthesizing decoders for encoders involving some flow control mechanism. The synthesis procedure consists of three steps: 1) obtaining the flow control variables, 2) finding the conditions when data variables can be inferred from the flow control variables, and 3) synthesizing the decoding functions for the flow control and data variables. Experiments are performed on three industrial standards.</text:p>
      <text:p text:style-name="P2"/>
      <text:p text:style-name="P2">The presented method seems to be technically sound, and enhances the practicality of decoder synthesis for industrial applications. However, the presentation requires further revision.</text:p>
      <text:p text:style-name="P2"/>
      <text:p text:style-name="P2">Detailed comments:</text:p>
      <text:p text:style-name="P2"/>
      <text:p text:style-name="P2">P2. The statement, “such an encoder with flow control mechanism may visit the non-unique state set infinitely often, that is, its input variables i cannot always be uniquely determined by a bounded sequence of o” is confusing. Change “that is” to “and therefore”.</text:p>
      <text:p text:style-name="P2">P2. Please define the “unique state set”.</text:p>
      <text:p text:style-name="P6"><text:span text:style-name="T12">RESPON</text:span><text:span text:style-name="T13">S</text:span><text:span text:style-name="T12">E</text:span><text:span text:style-name="T5">: I find concepts of “the unique state set” and “the Non-unique state set” are unnecessary here, I remove the current Figure 1a) and replace it with a new figure showing the structure of a high speed communication system with faster transmitter and slower receiver . I also</text:span> rewrite the fi<text:span text:style-name="T4">rst and second</text:span> paragraph<text:span text:style-name="T6">s</text:span> of <text:span text:style-name="T6">Page 2 to explain the flow control mechanism.</text:span></text:p>
      <text:p text:style-name="P2"/>
      <text:p text:style-name="P2">P2. In Fig. 1 b), please explain the “predefined special control symbol”. In your computation, how is the predefined special control symbol determined?</text:p>
      <text:p text:style-name="P9"><text:span text:style-name="T12">RESPON</text:span><text:span text:style-name="T13">S</text:span><text:span text:style-name="T12">E</text:span>: I am sorry that I have use two different terms <text:span text:style-name="T8">in this paper </text:span>for the same thing , “predefined special control symbol” <text:s/>and “the invalid data”. Now I have <text:span text:style-name="T9">replace all of them by a new term “idle symbol” to express that such a symbol can be safely discard by the decoder.</text:span></text:p>
      <text:p text:style-name="P7">I also replace the old Fig.1b) with a pseudo code that is easier to be understood.</text:p>
      <text:p text:style-name="P8">I also <text:span text:style-name="T7">rewritten</text:span> the paragraph 2 and 4 of Page 2, to explain in more details why the current algorithm can not handle such encoder.</text:p>
      <text:p text:style-name="P7"/>
      <text:p text:style-name="P5"/>
      <text:p text:style-name="P5"/>
      <text:p text:style-name="P2"/>
      <text:p text:style-name="P2"/>
      <text:p text:style-name="P2">In Section 2.2, please specific how initial states are treated, and explain its connection to the parameter “p”.</text:p>
      <text:p text:style-name="P10"><text:span text:style-name="T12">RESPON</text:span><text:span text:style-name="T13">S</text:span><text:span text:style-name="T12">E: </text:span><text:span text:style-name="T15">Thank you for your suggestion, because it have squeeze more details from my work. </text:span><text:span text:style-name="T16">First, I add </text:span><text:span text:style-name="T18">two assertion predicates to the end of equation (1).</text:span><text:span text:style-name="T16"> </text:span></text:p>
      <text:p text:style-name="P10"><text:span text:style-name="T19">And </text:span><text:span text:style-name="T20">then</text:span><text:span text:style-name="T19"> I add </text:span><text:span text:style-name="T16">the last sentence at the end of the 3</text:span><text:span text:style-name="T17">rd</text:span><text:span text:style-name="T16"> paragraph that says “Line 5 and 6 are the assertion predicates given by the user that constrain the valid valuation on i” </text:span><text:span text:style-name="T19">to explain </text:span><text:soft-page-break/><text:span text:style-name="T19">the purpose of these two predicates.</text:span></text:p>
      <text:p text:style-name="P12"><text:span text:style-name="T19">T</text:span><text:span text:style-name="T11">hird, I add the first paragraph on page 5 to explain w</text:span><text:span text:style-name="T14">hy we chose to not handle initial state.</text:span></text:p>
      <text:p text:style-name="P13"><text:span text:style-name="T14">F</text:span><text:span text:style-name="T11">ourth, I add the second paragraph to refer the reader to another work by Tu and Jiang that can handle the initial state. </text:span><text:span text:style-name="T21">And I also explain that their work is orthogonal to ours, and </text:span><text:span text:style-name="T22">not considering it can simply our discussion.</text:span></text:p>
      <text:p text:style-name="P22"/>
      <text:p text:style-name="P4">How does interpolation help to characterize the set of assignments that satisfy a Boolean relation (Algorithm 3 CharaterizingFormulaSAT), say, in comparison to enumerating all satisfying assignments? Please assess the usefulness of interpolation through experiments. </text:p>
      <text:p text:style-name="P11"><text:span text:style-name="T12">RESPON</text:span><text:span text:style-name="T13">S</text:span><text:span text:style-name="T12">E: </text:span><text:span text:style-name="T23">Thank you for your suggestion. But I think it is a widely accepted today that interpolation is much more efficient than simply enumerating all assignments. And in section 4.1 paragraph 3, I have also stated that the complexity of simply enumerating is exponent. </text:span><text:span text:style-name="T24">So I think the reader may not be interested in reading again how interpolation defeat simply enumerating.</text:span></text:p>
      <text:p text:style-name="P4"/>
      <text:p text:style-name="P4">Moreover, it would be interesting to compare the applied interpolant generation (from proofs) method to the following method without proofs.</text:p>
      <text:p text:style-name="P2">Hana Chockler, Alexander Ivrii, Arie Matsliah: Computing Interpolants without Proofs. Haifa Verification Conference 2012: 72-85</text:p>
      <text:p text:style-name="P2"/>
      <text:p text:style-name="P2"/>
      <text:p text:style-name="P2">P7. “…, which covers and only covers …” is not followed by the proposed computation. Essentially interpolation makes the computed set only an over-approximation.</text:p>
      <text:p text:style-name="P16">RESPON<text:span text:style-name="T30">S</text:span>E: <text:span text:style-name="T31">Yes, </text:span><text:s/><text:span text:style-name="T31">you are right, interpolation of unsatisfiable formula A∧ B covers only an over-approximation of A. But in the special case that A and B are complement to each other, that is, every assignment must satisfy either A or B, then this interpolation must cover and only cover A.</text:span></text:p>
      <text:p text:style-name="P15">Actually <text:span text:style-name="T32">we have explained this below the paragraph you are referring to, that is, in the </text:span>last paragraph of P7. <text:span text:style-name="T10">It first says that the interpolation cover an over-approximation. And then it says: “At the same time, IT P (a) ∧ R(a, A( b), 0) is unsatisfiable, so IT P (a) covers nothing that can make R(a, A( b), 0) satisfiable. Thus,IT P (a) covers exactly the set of valuations of a that can make R(a, A( b), 1) satisfiable.”. </text:span></text:p>
      <text:p text:style-name="P25">The full proof of “cover and only cover” is presented in theorem 4.7</text:p>
      <text:p text:style-name="P24"/>
      <text:p text:style-name="P2">P8. The statement “ITP(a) covers exactly the set of valuations of a that can make R(a, A(b), 1) satisfiable” is not accurate. ITP is an over-approximation and may not be exactly the set.</text:p>
      <text:p text:style-name="P14">RESPON<text:span text:style-name="T30">S</text:span>E: <text:span text:style-name="T30">please refer to above response.</text:span></text:p>
      <text:p text:style-name="P2"/>
      <text:p text:style-name="P2">“Mcmillian” -&gt; “McMillan”</text:p>
      <text:p text:style-name="P18">RESPON<text:span text:style-name="T30">S</text:span>E: <text:span text:style-name="T33">corrected, thank you.</text:span></text:p>
      <text:p text:style-name="P2"/>
      <text:p text:style-name="P2">In equations (5) and (7) of Section 4.2, is “=” different from “\equiv”? Please clarify.</text:p>
      <text:p text:style-name="P17">RESPON<text:span text:style-name="T30">S</text:span>E: <text:span text:style-name="T34">I am sorry that I have not capture your meaning, so I try to explain all the symbols related to equivalent here, and only modify my paper after I got your reply in next review.</text:span></text:p>
      <text:p text:style-name="P20">For “=” with “def” over it, it means defining a new variable on its left to be an equation on its right.</text:p>
      <text:p text:style-name="P20">For “=” after conjunction, it means enumerating a list of values, and conjunct all the resulting <text:s/>equation on its right.</text:p>
      <text:p text:style-name="P20">For “\equiv”, it just means the formula on its left is equal to the one on its right.</text:p>
      <text:p text:style-name="P21">As we have already used “:=” to represent assignment, so I have replace all <text:span text:style-name="T34">“=” with “def” over it to “:=”.</text:span></text:p>
      <text:p text:style-name="P17"><text:soft-page-break/></text:p>
      <text:p text:style-name="P2">In Lemma 4.3, the implication “F’pc(p’,l’,r’,1) =&gt; F’pc(p,l,r,1)” needs further elaboration.</text:p>
      <text:p text:style-name="P23"><text:span text:style-name="T25">RESPON</text:span><text:span text:style-name="T26">S</text:span><text:span text:style-name="T25">E: </text:span><text:span text:style-name="T27">Thank you for your suggestion. </text:span><text:span text:style-name="T28">This statement is not accurate. I </text:span><text:span text:style-name="T29">have </text:span><text:span text:style-name="T28">change the proof a little bit.</text:span></text:p>
      <text:p text:style-name="P19"/>
      <text:p text:style-name="P2">In Algorithms 2 and 4, the parameters p, l, and r are incremented simultaneously. It might seem too conservative and make formulas unnecessarily complex. There seems room for improvement. It would be nice to compare different strategies and their effects on the quality of synthesized decoders.</text:p>
      <text:p text:style-name="P2"/>
      <text:p text:style-name="P2">In Sections 5.1 and 5.2, the way of using interpolation for logic synthesis is not new. Citation to prior works would be helpful to contrast the relative novelty of the proposed method.</text:p>
      <text:p text:style-name="P2"/>
      <text:p text:style-name="P2">In the experimental results, what are the values of the corresponding parameters p, l, and r? </text:p>
      <text:p text:style-name="P2"/>
      <text:p text:style-name="P2">P14. “the way it handle…” -&gt; “the way it handles”</text:p>
      <text:p text:style-name="P2"/>
      <text:p text:style-name="P2">The references are not presented in a consistent style. Please clean them up.</text:p>
      <text:p text:style-name="P2"/>
      <text:p text:style-name="P2"/>
      <text:p text:style-name="P2">Referee: 2</text:p>
      <text:p text:style-name="P2"/>
      <text:p text:style-name="P2">Comments to the Author</text:p>
      <text:p text:style-name="P2">Synthesizing decoder from an encoder with a flow control is non-trivial.</text:p>
      <text:p text:style-name="P2">The flow control makes it hard to infer input variables uniquely <text:s/>from a bounded sequence</text:p>
      <text:p text:style-name="P2">of output variables, as it invalidates data into the encoder's input sequence.</text:p>
      <text:p text:style-name="P2">This paper discuss how to synthesis such a decoder from given encoder with flow control.</text:p>
      <text:p text:style-name="P2">It identifies the flow control variables, the predicate over these variables</text:p>
      <text:p text:style-name="P2">controlling the validity of the data, and decoder function over the input variables.</text:p>
      <text:p text:style-name="P2"/>
      <text:p text:style-name="P2"/>
      <text:p text:style-name="P2">Identification of flow control variables are done through iterative unrolling</text:p>
      <text:p text:style-name="P2">over the bounded sequence of outputs in a unique state path. It assumes that </text:p>
      <text:p text:style-name="P2">flow control variables can be uniquely identified from input variables.</text:p>
      <text:p text:style-name="P2">The predicate over the flow control variable is found using interpolation</text:p>
      <text:p text:style-name="P2">technique to quantify b variables from a Boolean function R(a,b,1)</text:p>
      <text:p text:style-name="P2">where <text:s/>R(a,b,1) \and R(a,b,0) is unsat for all values of a,b.</text:p>
      <text:p text:style-name="P2"/>
      <text:p text:style-name="P2">Experimental results on real designs show the efficacy of the approach.</text:p>
      <text:p text:style-name="P2">The reported runtimes were less than a minute. </text:p>
      <text:p text:style-name="P2"/>
      <text:p text:style-name="P2">Overall, the paper is bit notation heavy, and often use of symbols are done </text:p>
      <text:p text:style-name="P2">without giving adequate explanation. For example, before detailing the</text:p>
      <text:p text:style-name="P2">equations for FSAT_PC and FSAT_LN <text:s/>in (page 9), authors should </text:p>
      <text:p text:style-name="P2">give intuition behind the approach. I have to read some sections</text:p>
      <text:p text:style-name="P2">at least more than once to get the complete intentions.</text:p>
      <text:p text:style-name="P2"/>
      <text:p text:style-name="P2">Besides that, I also have some doubts about the proposed solutions.</text:p>
      <text:p text:style-name="P2">Please try to give explanation as needed. </text:p>
      <text:p text:style-name="P2"/>
      <text:p text:style-name="P2">1. Algo 1 checks sequences starting from initial state. Is this state a fixed state</text:p>
      <text:p text:style-name="P2">or arb. state? If the sequence is unsat at depth some (p,l,r), can it be satisfiable at higher depth? If <text:soft-page-break/>so, then I think your decode logic may be wrong as it may</text:p>
      <text:p text:style-name="P2">be satisfiable at higher depth. Note, you only found a bounded proof from initial state,</text:p>
      <text:p text:style-name="P2">and not an unbounded proof. If there is some assumption made, please state it upfront.</text:p>
      <text:p text:style-name="P2"/>
      <text:p text:style-name="P2"/>
      <text:p text:style-name="P2">2. Algo 2 can also include non-control input variables (i.e., d variables) in the set returned at line 13. How do you ensure the set contains only and all flow control variables? (are you assuming that all and only flow control variables will have this property of uniqueness? If so, please state that upfront.)</text:p>
      <text:p text:style-name="P2"><text:s/></text:p>
      <text:p text:style-name="P2">3. Algo 3: typo at <text:s/>line 2. R(a,b,t) should be R(a,b,1).</text:p>
      <text:p text:style-name="P2"/>
      <text:p text:style-name="P2">4. Eqn 5: how do you find d? So far in algo 2, you only found f, but it is not clear whether it includes d or not? It is not clear if you found all f in algo 2?</text:p>
      <text:p text:style-name="P2"/>
      <text:p text:style-name="P2">5. Experiments. Is there way to estimate the quality of the synthesis, by comparing with an existing decoder?</text:p>
      <text:p text:style-name="P2"/>
      <text:p text:style-name="P2">Referee: 3</text:p>
      <text:p text:style-name="P2"/>
      <text:p text:style-name="P2">Comments to the Author</text:p>
      <text:p text:style-name="P2">Dear Authors, </text:p>
      <text:p text:style-name="P2">The topic discussed is very relevant to TODAES and with improvements should make for an interesting solid work that enables automation of practical processes.</text:p>
      <text:p text:style-name="P2">However, in the way that the work is presented, it is either not explained well enough or the work was not <text:bookmark-start text:name="__DdeLink__5_2048348481"/>rigor<text:bookmark-end text:name="__DdeLink__5_2048348481"/> enough to convince that the presented work is all that is claimed to be - i.e. correct by construction algorithms.</text:p>
      <text:p text:style-name="P2">I am attaching a list of concerns that caught my attention. Please note that I started wit ha detailed review, but once I lost faith in the validity of the arguments I did not review the remainder of the paper at the same level of detail, hoping that the paper will go over a major review. Please take the spirit of the comments made and apply it to the later sections of the paper.</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9T09:45:07.960828527</meta:creation-date>
    <dc:date>2014-10-25T11:48:09.513430175</dc:date>
    <meta:editing-duration>P1DT3H14M49S</meta:editing-duration>
    <meta:editing-cycles>75</meta:editing-cycles>
    <meta:generator>LibreOffice/4.2.6.3$Linux_X86_64 LibreOffice_project/420m0$Build-3</meta:generator>
    <meta:document-statistic meta:table-count="0" meta:image-count="0" meta:object-count="0" meta:page-count="4" meta:paragraph-count="84" meta:word-count="1777" meta:character-count="10455" meta:non-whitespace-character-count="8737"/>
  </office:meta>
</office:document-meta>
</file>